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language="uk" fo:country="UA" officeooo:paragraph-rsid="007cef9f" style:font-size-asian="12pt" style:font-size-complex="12pt" style:language-complex="ar" style:country-complex="SA"/>
    </style:style>
    <style:style style:name="P3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19d6b" style:font-size-asian="12pt" style:font-name-complex="Times New Roman1" style:font-size-complex="12pt"/>
    </style:style>
    <style:style style:name="P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fo:font-style="normal" officeooo:rsid="0015a3a6" officeooo:paragraph-rsid="007bf79a" style:font-size-asian="12pt" style:font-style-asian="normal" style:font-size-complex="12pt" style:font-style-complex="normal"/>
    </style:style>
    <style:style style:name="P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6af2df" style:font-size-asian="12pt" style:font-name-complex="Times New Roman1" style:font-size-complex="12pt" style:language-complex="ar" style:country-complex="SA"/>
    </style:style>
    <style:style style:name="P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af2df" style:font-size-asian="12pt" style:font-style-asian="italic" style:font-name-complex="Times New Roman" style:font-size-complex="12pt" style:language-complex="ar" style:country-complex="SA" style:font-style-complex="normal"/>
    </style:style>
    <style:style style:name="P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af04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bf79a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1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26e28c" officeooo:paragraph-rsid="007bf79a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1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officeooo:paragraph-rsid="007bf79a"/>
    </style:style>
    <style:style style:name="P12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uk" fo:country="UA" officeooo:paragraph-rsid="007cef9f" style:font-size-asian="12pt" style:font-size-complex="12pt" style:language-complex="ar" style:country-complex="SA"/>
    </style:style>
    <style:style style:name="P13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7cef9f" style:font-size-asian="12pt" style:font-size-complex="12pt" style:language-complex="ar" style:country-complex="SA"/>
    </style:style>
    <style:style style:name="P14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7e0fc0" style:font-size-asian="12pt" style:font-size-complex="12pt" style:language-complex="ar" style:country-complex="SA"/>
    </style:style>
    <style:style style:name="P15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officeooo:paragraph-rsid="007cef9f" style:font-size-asian="12pt" style:font-size-complex="12pt" style:language-complex="ar" style:country-complex="SA"/>
    </style:style>
    <style:style style:name="P16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solid" style:text-line-through-type="single" style:font-name="Times New Roman" fo:font-size="12pt" fo:language="uk" fo:country="UA" officeooo:paragraph-rsid="007cef9f" style:font-size-asian="12pt" style:font-size-complex="12pt" style:language-complex="ar" style:country-complex="SA"/>
    </style:style>
    <style:style style:name="P17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solid" style:text-line-through-type="single" style:font-name="Times New Roman" officeooo:paragraph-rsid="007cef9f"/>
    </style:style>
    <style:style style:name="P18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officeooo:paragraph-rsid="007cef9f"/>
    </style:style>
    <style:style style:name="P19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ea978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8178bc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0% 100%" style:font-name="Times New Roman" fo:font-size="12pt" fo:language="uk" fo:country="UA" style:font-name-asian="Symbol1" style:font-size-asian="12pt" style:font-name-complex="Times New Roman" style:font-size-complex="12pt" style:language-complex="ar" style:country-complex="SA"/>
    </style:style>
    <style:style style:name="T2" style:family="text">
      <style:text-properties style:use-window-font-color="true" style:text-position="0% 100%" style:font-name="Times New Roman" fo:font-size="12pt" fo:language="uk" fo:country="UA" officeooo:rsid="006e42ce" style:font-name-asian="Symbol1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text-position="0% 100%" style:font-name="Times New Roman" fo:font-size="12pt" fo:language="uk" fo:country="UA" officeooo:rsid="007e0fc0" style:font-name-asian="Symbol1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text-position="0% 100%" style:font-name-asian="Symbol1" style:font-name-complex="Times New Roman"/>
    </style:style>
    <style:style style:name="T6" style:family="text">
      <style:text-properties style:use-window-font-color="true" style:text-position="0% 100%" officeooo:rsid="0015a3a6" style:font-name-asian="Symbol1" style:font-name-complex="Times New Roman"/>
    </style:style>
    <style:style style:name="T7" style:family="text">
      <style:text-properties style:use-window-font-color="true" style:text-position="0% 100%" officeooo:rsid="006ddb79" style:font-name-asian="Symbol1" style:font-name-complex="Times New Roman"/>
    </style:style>
    <style:style style:name="T8" style:family="text">
      <style:text-properties style:use-window-font-color="true" style:text-position="0% 100%" officeooo:rsid="006e42ce" style:font-name-asian="Symbol1" style:font-name-complex="Times New Roman"/>
    </style:style>
    <style:style style:name="T9" style:family="text">
      <style:text-properties style:use-window-font-color="true" style:text-position="0% 100%" officeooo:rsid="0079dea7" style:font-name-asian="Symbol1" style:font-name-complex="Times New Roman"/>
    </style:style>
    <style:style style:name="T10" style:family="text">
      <style:text-properties style:use-window-font-color="true" style:text-position="0% 100%" officeooo:rsid="00756cdb" style:font-name-asian="Symbol1" style:font-name-complex="Times New Roman"/>
    </style:style>
    <style:style style:name="T11" style:family="text">
      <style:text-properties style:use-window-font-color="true" style:text-position="0% 100%" officeooo:rsid="00563c6c" style:font-name-asian="Symbol1" style:font-name-complex="Times New Roman"/>
    </style:style>
    <style:style style:name="T12" style:family="text">
      <style:text-properties style:use-window-font-color="true" style:text-position="0% 100%" officeooo:rsid="005698f1" style:font-name-asian="Symbol1" style:font-name-complex="Times New Roman"/>
    </style:style>
    <style:style style:name="T13" style:family="text">
      <style:text-properties style:use-window-font-color="true" style:text-position="0% 100%" officeooo:rsid="00682912" style:font-name-asian="Symbol1" style:font-name-complex="Times New Roman"/>
    </style:style>
    <style:style style:name="T14" style:family="text">
      <style:text-properties style:use-window-font-color="true" style:text-position="0% 100%" officeooo:rsid="00101f38" style:font-name-asian="Symbol1" style:font-name-complex="Times New Roman"/>
    </style:style>
    <style:style style:name="T15" style:family="text">
      <style:text-properties style:use-window-font-color="true" style:text-position="0% 100%" officeooo:rsid="006ebd77" style:font-name-asian="Symbol1" style:font-name-complex="Times New Roman"/>
    </style:style>
    <style:style style:name="T16" style:family="text">
      <style:text-properties style:use-window-font-color="true" style:text-position="0% 100%" officeooo:rsid="00121cd3" style:font-name-asian="Symbol1" style:font-name-complex="Times New Roman"/>
    </style:style>
    <style:style style:name="T17" style:family="text">
      <style:text-properties style:use-window-font-color="true" style:text-position="0% 100%" officeooo:rsid="00122fd3" style:font-name-asian="Symbol1" style:font-name-complex="Times New Roman"/>
    </style:style>
    <style:style style:name="T18" style:family="text">
      <style:text-properties style:use-window-font-color="true" style:text-position="0% 100%" officeooo:rsid="00669e06" style:font-name-asian="Symbol1" style:font-name-complex="Times New Roman"/>
    </style:style>
    <style:style style:name="T19" style:family="text">
      <style:text-properties style:use-window-font-color="true" style:text-position="0% 100%" officeooo:rsid="001c33b4" style:font-name-asian="Symbol1" style:font-name-complex="Times New Roman"/>
    </style:style>
    <style:style style:name="T20" style:family="text">
      <style:text-properties style:use-window-font-color="true" style:text-position="0% 100%" officeooo:rsid="001d2bcb" style:font-name-asian="Symbol1" style:font-name-complex="Times New Roman"/>
    </style:style>
    <style:style style:name="T21" style:family="text">
      <style:text-properties style:use-window-font-color="true" style:text-position="0% 100%" officeooo:rsid="002931d8" style:font-name-asian="Symbol1" style:font-name-complex="Times New Roman"/>
    </style:style>
    <style:style style:name="T22" style:family="text">
      <style:text-properties style:use-window-font-color="true" style:text-position="0% 100%" officeooo:rsid="0029f82a" style:font-name-asian="Symbol1" style:font-name-complex="Times New Roman"/>
    </style:style>
    <style:style style:name="T23" style:family="text">
      <style:text-properties style:use-window-font-color="true" style:text-position="0% 100%" officeooo:rsid="00296ff8" style:font-name-asian="Symbol1" style:font-name-complex="Times New Roman"/>
    </style:style>
    <style:style style:name="T24" style:family="text">
      <style:text-properties style:use-window-font-color="true" style:text-position="0% 100%" officeooo:rsid="006f708b" style:font-name-asian="Symbol1" style:font-name-complex="Times New Roman"/>
    </style:style>
    <style:style style:name="T25" style:family="text">
      <style:text-properties style:use-window-font-color="true" style:text-position="0% 100%" officeooo:rsid="002ba942" style:font-name-asian="Symbol1" style:font-name-complex="Times New Roman"/>
    </style:style>
    <style:style style:name="T26" style:family="text">
      <style:text-properties style:use-window-font-color="true" style:text-position="0% 100%" officeooo:rsid="003452c6" style:font-name-asian="Symbol1" style:font-name-complex="Times New Roman"/>
    </style:style>
    <style:style style:name="T27" style:family="text">
      <style:text-properties style:use-window-font-color="true" style:text-position="0% 100%" officeooo:rsid="00352ed0" style:font-name-asian="Symbol1" style:font-name-complex="Times New Roman"/>
    </style:style>
    <style:style style:name="T28" style:family="text">
      <style:text-properties style:use-window-font-color="true" style:text-position="0% 100%" officeooo:rsid="0021d14b" style:font-name-asian="Symbol1" style:font-name-complex="Times New Roman"/>
    </style:style>
    <style:style style:name="T29" style:family="text">
      <style:text-properties style:use-window-font-color="true" style:text-position="0% 100%" officeooo:rsid="002ccde7" style:font-name-asian="Symbol1" style:font-name-complex="Times New Roman"/>
    </style:style>
    <style:style style:name="T30" style:family="text">
      <style:text-properties style:use-window-font-color="true" style:text-position="0% 100%" officeooo:rsid="002e8816" style:font-name-asian="Symbol1" style:font-name-complex="Times New Roman"/>
    </style:style>
    <style:style style:name="T31" style:family="text">
      <style:text-properties style:use-window-font-color="true" style:text-position="0% 100%" officeooo:rsid="007cef9f" style:font-name-asian="Symbol1" style:font-name-complex="Times New Roman"/>
    </style:style>
    <style:style style:name="T32" style:family="text">
      <style:text-properties style:use-window-font-color="true" style:text-position="0% 100%" officeooo:rsid="007e0fc0" style:font-name-asian="Symbol1" style:font-name-complex="Times New Roman"/>
    </style:style>
    <style:style style:name="T33" style:family="text">
      <style:text-properties style:use-window-font-color="true" style:text-position="0% 100%" officeooo:rsid="00296ff8" style:font-name-asian="Symbol1" style:font-name-complex="Times New Roman1"/>
    </style:style>
    <style:style style:name="T34" style:family="text">
      <style:text-properties style:use-window-font-color="true" style:text-position="0% 100%" officeooo:rsid="0076e382" style:font-name-asian="Symbol1" style:font-name-complex="Times New Roman1"/>
    </style:style>
    <style:style style:name="T35" style:family="text">
      <style:text-properties style:use-window-font-color="true" style:text-position="0% 100%" officeooo:rsid="007e0fc0" style:font-name-asian="Symbol1" style:font-name-complex="Times New Roman1"/>
    </style:style>
    <style:style style:name="T36" style:family="text">
      <style:text-properties style:use-window-font-color="true" style:text-position="0% 100%" fo:letter-spacing="-0.0063in" officeooo:rsid="0015a3a6" style:font-name-asian="Symbol1" style:font-name-complex="Times New Roman"/>
    </style:style>
    <style:style style:name="T37" style:family="text">
      <style:text-properties style:use-window-font-color="true" style:text-position="0% 100%" fo:letter-spacing="-0.0063in" officeooo:rsid="000d878e" style:font-name-asian="Symbol1" style:font-name-complex="Times New Roman"/>
    </style:style>
    <style:style style:name="T38" style:family="text">
      <style:text-properties style:use-window-font-color="true" style:text-position="0% 100%" fo:letter-spacing="-0.0063in" officeooo:rsid="007cef9f" style:font-name-asian="Symbol1" style:font-name-complex="Times New Roman"/>
    </style:style>
    <style:style style:name="T39" style:family="text">
      <style:text-properties style:use-window-font-color="true" style:text-position="0% 100%" fo:font-style="italic" officeooo:rsid="0015a3a6" style:font-name-asian="Symbol1" style:font-style-asian="italic" style:font-name-complex="Times New Roman" style:font-style-complex="italic"/>
    </style:style>
    <style:style style:name="T40" style:family="text">
      <style:text-properties style:use-window-font-color="true" style:text-position="sub 58%" officeooo:rsid="00296ff8" style:font-name-asian="Symbol1" style:font-name-complex="Times New Roman"/>
    </style:style>
    <style:style style:name="T41" style:family="text">
      <style:text-properties style:use-window-font-color="true" style:text-position="sub 58%" officeooo:rsid="00296ff8" style:font-name-asian="Symbol1" style:font-name-complex="Times New Roman1"/>
    </style:style>
    <style:style style:name="T42" style:family="text">
      <style:text-properties style:use-window-font-color="true" style:text-position="sub 58%" officeooo:rsid="00680da6" style:font-name-asian="Symbol1" style:font-name-complex="Times New Roman1"/>
    </style:style>
    <style:style style:name="T43" style:family="text">
      <style:text-properties style:use-window-font-color="true" style:text-position="sub 58%" officeooo:rsid="0076e382" style:font-name-asian="Symbol1" style:font-name-complex="Times New Roman1"/>
    </style:style>
    <style:style style:name="T44" style:family="text">
      <style:text-properties style:use-window-font-color="true" style:text-position="sub 58%" style:font-name="Times New Roman" fo:font-size="12pt" fo:language="uk" fo:country="UA" style:font-name-asian="Symbol1" style:font-size-asian="12pt" style:font-name-complex="Times New Roman" style:font-size-complex="12pt" style:language-complex="ar" style:country-complex="SA"/>
    </style:style>
    <style:style style:name="T45" style:family="text">
      <style:text-properties style:use-window-font-color="true" style:text-position="sub 58%" style:font-name="Times New Roman" fo:font-size="12pt" fo:language="uk" fo:country="UA" officeooo:rsid="006ecc8d" style:font-name-asian="Symbol1" style:font-size-asian="12pt" style:font-name-complex="Times New Roman" style:font-size-complex="12pt" style:language-complex="ar" style:country-complex="SA"/>
    </style:style>
    <style:style style:name="T46" style:family="text">
      <style:text-properties style:use-window-font-color="true" style:text-position="super 58%" officeooo:rsid="006b9dcc" style:font-name-asian="Symbol1" style:font-name-complex="Times New Roman"/>
    </style:style>
    <style:style style:name="T47" style:family="text">
      <style:text-properties style:use-window-font-color="true" style:text-position="super 58%" officeooo:rsid="006ddb79" style:font-name-asian="Symbol1" style:font-name-complex="Times New Roman"/>
    </style:style>
    <style:style style:name="T48" style:family="text">
      <style:text-properties style:use-window-font-color="true" style:text-position="super 58%" officeooo:rsid="00659a53" style:font-name-asian="Symbol1" style:font-name-complex="Times New Roman"/>
    </style:style>
    <style:style style:name="T49" style:family="text">
      <style:text-properties style:use-window-font-color="true" style:text-position="super 58%" officeooo:rsid="006e42ce" style:font-name-asian="Symbol1" style:font-name-complex="Times New Roman"/>
    </style:style>
    <style:style style:name="T50" style:family="text">
      <style:text-properties style:use-window-font-color="true" style:text-position="super 58%" officeooo:rsid="0015a3a6" style:font-name-asian="Symbol1" style:font-name-complex="Times New Roman"/>
    </style:style>
    <style:style style:name="T51" style:family="text">
      <style:text-properties style:use-window-font-color="true" style:text-position="super 58%" officeooo:rsid="001d2bcb" style:font-name-asian="Symbol1" style:font-name-complex="Times New Roman"/>
    </style:style>
    <style:style style:name="T52" style:family="text">
      <style:text-properties style:use-window-font-color="true" style:text-position="super 58%" officeooo:rsid="00296ff8" style:font-name-asian="Symbol1" style:font-name-complex="Times New Roman"/>
    </style:style>
    <style:style style:name="T53" style:family="text">
      <style:text-properties style:use-window-font-color="true" style:text-position="super 58%" officeooo:rsid="002ba942" style:font-name-asian="Symbol1" style:font-name-complex="Times New Roman"/>
    </style:style>
    <style:style style:name="T54" style:family="text">
      <style:text-properties style:use-window-font-color="true" style:text-position="super 58%" officeooo:rsid="0020cad1" style:font-name-asian="Symbol1" style:font-name-complex="Times New Roman"/>
    </style:style>
    <style:style style:name="T55" style:family="text">
      <style:text-properties style:use-window-font-color="true" style:text-position="super 58%" officeooo:rsid="0021d14b" style:font-name-asian="Symbol1" style:font-name-complex="Times New Roman"/>
    </style:style>
    <style:style style:name="T56" style:family="text">
      <style:text-properties style:use-window-font-color="true" style:text-position="super 58%" officeooo:rsid="002ccde7" style:font-name-asian="Symbol1" style:font-name-complex="Times New Roman"/>
    </style:style>
    <style:style style:name="T57" style:family="text">
      <style:text-properties style:use-window-font-color="true" style:text-position="super 58%" officeooo:rsid="007e0fc0" style:font-name-asian="Symbol1" style:font-name-complex="Times New Roman"/>
    </style:style>
    <style:style style:name="T58" style:family="text">
      <style:text-properties style:use-window-font-color="true" style:text-line-through-style="none" style:text-line-through-type="none" style:text-position="0% 100%" style:font-name-asian="Symbol1" style:font-name-complex="Times New Roman"/>
    </style:style>
    <style:style style:name="T59" style:family="text">
      <style:text-properties style:use-window-font-color="true" style:text-line-through-style="none" style:text-line-through-type="none" style:text-position="0% 100%" officeooo:rsid="0015a3a6" style:font-name-asian="Symbol1" style:font-name-complex="Times New Roman"/>
    </style:style>
    <style:style style:name="T60" style:family="text">
      <style:text-properties style:use-window-font-color="true" style:text-line-through-style="none" style:text-line-through-type="none" style:text-position="0% 100%" officeooo:rsid="0016e545" style:font-name-asian="Symbol1" style:font-name-complex="Times New Roman"/>
    </style:style>
    <style:style style:name="T61" style:family="text">
      <style:text-properties style:use-window-font-color="true" style:text-line-through-style="none" style:text-line-through-type="none" style:text-position="0% 100%" officeooo:rsid="006e42ce" style:font-name-asian="Symbol1" style:font-name-complex="Times New Roman"/>
    </style:style>
    <style:style style:name="T62" style:family="text">
      <style:text-properties style:use-window-font-color="true" style:text-line-through-style="none" style:text-line-through-type="none" style:text-position="0% 100%" officeooo:rsid="006ddb79" style:font-name-asian="Symbol1" style:font-name-complex="Times New Roman"/>
    </style:style>
    <style:style style:name="T63" style:family="text">
      <style:text-properties style:use-window-font-color="true" style:text-line-through-style="none" style:text-line-through-type="none" style:text-position="0% 100%" officeooo:rsid="006b8d62" style:font-name-asian="Symbol1" style:font-name-complex="Times New Roman"/>
    </style:style>
    <style:style style:name="T64" style:family="text">
      <style:text-properties style:use-window-font-color="true" style:text-line-through-style="none" style:text-line-through-type="none" style:text-position="0% 100%" officeooo:rsid="00659a53" style:font-name-asian="Symbol1" style:font-name-complex="Times New Roman"/>
    </style:style>
    <style:style style:name="T65" style:family="text">
      <style:text-properties style:use-window-font-color="true" style:text-line-through-style="none" style:text-line-through-type="none" style:text-position="0% 100%" officeooo:rsid="0078068c" style:font-name-asian="Symbol1" style:font-name-complex="Times New Roman"/>
    </style:style>
    <style:style style:name="T66" style:family="text">
      <style:text-properties style:use-window-font-color="true" style:text-line-through-style="none" style:text-line-through-type="none" style:text-position="0% 100%" officeooo:rsid="006b9dcc" style:font-name-asian="Symbol1" style:font-name-complex="Times New Roman"/>
    </style:style>
    <style:style style:name="T67" style:family="text">
      <style:text-properties style:use-window-font-color="true" style:text-line-through-style="none" style:text-line-through-type="none" style:text-position="0% 100%" officeooo:rsid="006677f0" style:font-name-asian="Symbol1" style:font-name-complex="Times New Roman"/>
    </style:style>
    <style:style style:name="T68" style:family="text">
      <style:text-properties style:use-window-font-color="true" style:text-line-through-style="none" style:text-line-through-type="none" style:text-position="0% 100%" officeooo:rsid="00680da6" style:font-name-asian="Symbol1" style:font-name-complex="Times New Roman"/>
    </style:style>
    <style:style style:name="T69" style:family="text">
      <style:text-properties style:use-window-font-color="true" style:text-line-through-style="none" style:text-line-through-type="none" style:text-position="0% 100%" officeooo:rsid="0076e382" style:font-name-asian="Symbol1" style:font-name-complex="Times New Roman"/>
    </style:style>
    <style:style style:name="T70" style:family="text">
      <style:text-properties style:use-window-font-color="true" style:text-line-through-style="none" style:text-line-through-type="none" style:text-position="0% 100%" officeooo:rsid="006f708b" style:font-name-asian="Symbol1" style:font-name-complex="Times New Roman"/>
    </style:style>
    <style:style style:name="T71" style:family="text">
      <style:text-properties style:use-window-font-color="true" style:text-line-through-style="none" style:text-line-through-type="none" style:text-position="0% 100%" officeooo:rsid="001d2bcb" style:font-name-asian="Symbol1" style:font-name-complex="Times New Roman"/>
    </style:style>
    <style:style style:name="T72" style:family="text">
      <style:text-properties style:use-window-font-color="true" style:text-line-through-style="none" style:text-line-through-type="none" style:text-position="0% 100%" officeooo:rsid="0066ffff" style:font-name-asian="Symbol1" style:font-name-complex="Times New Roman"/>
    </style:style>
    <style:style style:name="T73" style:family="text">
      <style:text-properties style:use-window-font-color="true" style:text-line-through-style="none" style:text-line-through-type="none" style:text-position="0% 100%" officeooo:rsid="00296ff8" style:font-name-asian="Symbol1" style:font-name-complex="Times New Roman"/>
    </style:style>
    <style:style style:name="T74" style:family="text">
      <style:text-properties style:use-window-font-color="true" style:text-line-through-style="none" style:text-line-through-type="none" style:text-position="0% 100%" officeooo:rsid="007e0fc0" style:font-name-asian="Symbol1" style:font-name-complex="Times New Roman"/>
    </style:style>
    <style:style style:name="T75" style:family="text">
      <style:text-properties style:use-window-font-color="true" style:text-line-through-style="none" style:text-line-through-type="none" style:text-position="0% 100%" officeooo:rsid="00682912" style:font-name-asian="Symbol1" style:font-name-complex="Times New Roman"/>
    </style:style>
    <style:style style:name="T76" style:family="text">
      <style:text-properties style:use-window-font-color="true" style:text-line-through-style="none" style:text-line-through-type="none" style:text-position="0% 100%" officeooo:rsid="00296ff8" style:font-name-asian="Symbol1"/>
    </style:style>
    <style:style style:name="T77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78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72c25" style:font-name-asian="Symbol1" style:font-size-asian="12pt" style:font-name-complex="Times New Roman" style:font-size-complex="12pt" style:language-complex="ar" style:country-complex="SA"/>
    </style:style>
    <style:style style:name="T79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f708b" style:font-name-asian="Symbol1" style:font-size-asian="12pt" style:font-name-complex="Times New Roman" style:font-size-complex="12pt" style:language-complex="ar" style:country-complex="SA"/>
    </style:style>
    <style:style style:name="T80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b9dcc" style:font-name-asian="Symbol1" style:font-size-asian="12pt" style:font-name-complex="Times New Roman" style:font-size-complex="12pt" style:language-complex="ar" style:country-complex="SA"/>
    </style:style>
    <style:style style:name="T81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e0fc0" style:font-name-asian="Symbol1" style:font-size-asian="12pt" style:font-name-complex="Times New Roman" style:font-size-complex="12pt" style:language-complex="ar" style:country-complex="SA"/>
    </style:style>
    <style:style style:name="T82" style:family="text">
      <style:text-properties style:use-window-font-color="true" style:text-line-through-style="none" style:text-line-through-type="none" style:text-position="super 58%" officeooo:rsid="001d2bcb" style:font-name-asian="Symbol1" style:font-name-complex="Times New Roman"/>
    </style:style>
    <style:style style:name="T83" style:family="text">
      <style:text-properties style:use-window-font-color="true" style:text-line-through-style="none" style:text-line-through-type="none" style:text-position="super 58%" officeooo:rsid="00296ff8" style:font-name-asian="Symbol1"/>
    </style:style>
    <style:style style:name="T84" style:family="text">
      <style:text-properties style:use-window-font-color="true" style:font-name="Times New Roman" fo:font-size="12pt" fo:language="uk" fo:country="UA" officeooo:rsid="007cef9f" style:font-name-asian="Calibri" style:font-size-asian="12pt" style:font-name-complex="Times New Roman1" style:font-size-complex="12pt" style:language-complex="ar" style:country-complex="SA"/>
    </style:style>
    <style:style style:name="T85" style:family="text">
      <style:text-properties style:use-window-font-color="true" style:font-name="Times New Roman" fo:font-size="12pt" fo:language="uk" fo:country="UA" officeooo:rsid="007e0fc0" style:font-name-asian="Calibri" style:font-size-asian="12pt" style:font-name-complex="Times New Roman" style:font-size-complex="12pt" style:language-complex="ar" style:country-complex="SA"/>
    </style:style>
    <style:style style:name="T86" style:family="text">
      <style:text-properties style:use-window-font-color="true" style:text-line-through-style="solid" style:text-line-through-type="single" style:text-position="0% 100%" style:font-name-asian="Symbol1" style:font-name-complex="Times New Roman"/>
    </style:style>
    <style:style style:name="T87" style:family="text">
      <style:text-properties style:use-window-font-color="true" style:text-line-through-style="solid" style:text-line-through-type="single" style:text-position="0% 100%" officeooo:rsid="0015a3a6" style:font-name-asian="Symbol1" style:font-name-complex="Times New Roman"/>
    </style:style>
    <style:style style:name="T88" style:family="text">
      <style:text-properties style:use-window-font-color="true" style:text-line-through-style="solid" style:text-line-through-type="single" style:text-position="0% 100%" officeooo:rsid="00122fd3" style:font-name-asian="Symbol1" style:font-name-complex="Times New Roman"/>
    </style:style>
    <style:style style:name="T89" style:family="text">
      <style:text-properties style:use-window-font-color="true" style:text-line-through-style="solid" style:text-line-through-type="single" style:text-position="0% 100%" officeooo:rsid="00682912" style:font-name-asian="Symbol1" style:font-name-complex="Times New Roman"/>
    </style:style>
    <style:style style:name="T90" style:family="text">
      <style:text-properties style:use-window-font-color="true" style:text-line-through-style="solid" style:text-line-through-type="single" style:text-position="0% 100%" officeooo:rsid="001d2bcb" style:font-name-asian="Symbol1" style:font-name-complex="Times New Roman"/>
    </style:style>
    <style:style style:name="T91" style:family="text">
      <style:text-properties style:use-window-font-color="true" style:text-line-through-style="solid" style:text-line-through-type="single" style:text-position="0% 100%" fo:font-style="italic" officeooo:rsid="0015a3a6" style:font-name-asian="Symbol1" style:font-style-asian="italic" style:font-name-complex="Times New Roman" style:font-style-complex="italic"/>
    </style:style>
    <style:style style:name="T92" style:family="text">
      <style:text-properties style:use-window-font-color="true" style:text-line-through-style="solid" style:text-line-through-type="single" style:text-position="super 58%" officeooo:rsid="0015a3a6" style:font-name-asian="Symbol1" style:font-name-complex="Times New Roman"/>
    </style:style>
    <style:style style:name="T93" style:family="text">
      <style:text-properties style:use-window-font-color="true" style:text-line-through-style="solid" style:text-line-through-type="single" style:text-position="super 58%" officeooo:rsid="001d2bcb" style:font-name-asian="Symbol1" style:font-name-complex="Times New Roman"/>
    </style:style>
    <style:style style:name="T94" style:family="text">
      <style:text-properties style:use-window-font-color="true" officeooo:rsid="00661d20" style:font-name-asian="Calibri" style:font-name-complex="Times New Roman1"/>
    </style:style>
    <style:style style:name="T95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name-complex="Times New Roman" style:font-style-complex="normal"/>
    </style:style>
    <style:style style:name="T96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name-complex="Times New Roman" style:font-style-complex="normal"/>
    </style:style>
    <style:style style:name="T97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name-complex="Times New Roman" style:font-style-complex="normal"/>
    </style:style>
    <style:style style:name="T98" style:family="text">
      <style:text-properties fo:font-variant="normal" fo:text-transform="none" fo:color="#000000" fo:letter-spacing="normal" fo:font-style="normal" fo:font-weight="normal" officeooo:rsid="00586e5c" style:font-style-asian="italic" style:font-name-complex="Times New Roman" style:font-style-complex="normal"/>
    </style:style>
    <style:style style:name="T99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 style:font-style-complex="normal"/>
    </style:style>
    <style:style style:name="T100" style:family="text">
      <style:text-properties fo:font-variant="normal" fo:text-transform="none" fo:color="#000000" fo:letter-spacing="normal" fo:font-style="normal" fo:font-weight="normal" officeooo:rsid="00502aa8" style:font-style-asian="italic" style:font-name-complex="Times New Roman" style:font-style-complex="normal"/>
    </style:style>
    <style:style style:name="T101" style:family="text">
      <style:text-properties fo:font-variant="normal" fo:text-transform="none" fo:color="#000000" fo:letter-spacing="normal" fo:font-style="normal" fo:font-weight="normal" officeooo:rsid="00619d6b" style:font-style-asian="italic" style:font-name-complex="Times New Roman" style:font-style-complex="normal"/>
    </style:style>
    <style:style style:name="T102" style:family="text">
      <style:text-properties fo:font-variant="normal" fo:text-transform="none" fo:color="#000000" fo:letter-spacing="normal" fo:font-style="normal" fo:font-weight="normal" officeooo:rsid="00493da9" style:font-style-asian="italic" style:font-name-complex="Times New Roman" style:font-style-complex="normal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0% 100%" fo:letter-spacing="normal" style:text-underline-style="none" fo:font-weight="normal" style:font-name-asian="Symbol1" style:font-name-complex="Times New Roman" style:language-complex="ar" style:country-complex="SA" loext:padding="0in" loext:border="none"/>
    </style:style>
    <style:style style:name="T104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105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748223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106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7cef9f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10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72ad5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108" style:family="text">
      <style:text-properties fo:font-variant="normal" fo:text-transform="none" style:use-window-font-color="true" style:text-line-through-style="none" style:text-line-through-type="none" style:text-position="sub 58%" fo:letter-spacing="normal" style:text-underline-style="none" fo:font-weight="normal" style:font-name-asian="Symbol1" style:font-name-complex="Times New Roman" style:language-complex="ar" style:country-complex="SA" loext:padding="0in" loext:border="none"/>
    </style:style>
    <style:style style:name="T109" style:family="text">
      <style:text-properties fo:font-variant="normal" fo:text-transform="none" style:use-window-font-color="true" style:text-line-through-style="none" style:text-line-through-type="none" style:text-position="sub 58%" style:font-name="Times New Roman" fo:font-size="12pt" fo:letter-spacing="normal" fo:language="uk" fo:country="UA" fo:font-style="normal" style:text-underline-style="none" fo:font-weight="normal" officeooo:rsid="0015a3a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110" style:family="text">
      <style:text-properties fo:font-variant="normal" fo:text-transform="none" style:use-window-font-color="true" style:text-line-through-style="none" style:text-line-through-type="none" style:text-position="sub 58%" style:font-name="Times New Roman" fo:font-size="12pt" fo:letter-spacing="normal" fo:language="uk" fo:country="UA" fo:font-style="normal" style:text-underline-style="none" fo:font-weight="normal" officeooo:rsid="0072ad5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111" style:family="text">
      <style:text-properties fo:font-variant="normal" fo:text-transform="none" style:use-window-font-color="true" style:text-line-through-style="none" style:text-line-through-type="none" style:text-position="-13% 100%" fo:letter-spacing="normal" style:text-underline-style="none" fo:font-weight="normal" style:font-name-asian="Symbol1" style:font-name-complex="Times New Roman" style:language-complex="ar" style:country-complex="SA" loext:padding="0in" loext:border="none"/>
    </style:style>
    <style:style style:name="T112" style:family="text">
      <style:text-properties fo:font-variant="normal" fo:text-transform="none" style:use-window-font-color="true" style:text-line-through-style="none" style:text-line-through-type="none" style:text-position="-13% 100%" style:font-name="Times New Roman" fo:font-size="12pt" fo:letter-spacing="normal" fo:language="uk" fo:country="UA" fo:font-style="normal" style:text-underline-style="none" fo:font-weight="normal" officeooo:rsid="0015a3a6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15a3a6" style:font-name-asian="Symbol1" style:font-style-asian="normal" style:font-name-complex="Times New Roman" style:font-style-complex="norma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ba942" style:font-name-asian="Symbol1" style:font-style-asian="normal" style:font-name-complex="Times New Roman" style:font-style-complex="normal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931d8" style:font-name-asian="Symbol1" style:font-style-asian="normal" style:font-name-complex="Times New Roman" style:font-style-complex="normal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96ff8" style:font-name-asian="Symbol1" style:font-style-asian="normal" style:font-name-complex="Times New Roman" style:font-style-complex="normal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12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ed947" style:font-name-asian="Symbol1" style:font-style-asian="normal" style:font-name-complex="Times New Roman" style:font-style-complex="normal" loext:padding="0in" loext:border="none"/>
    </style:style>
    <style:style style:name="T12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9f82a" style:font-name-asian="Symbol1" style:font-style-asian="normal" style:font-name-complex="Times New Roman" style:font-style-complex="normal" loext:padding="0in" loext:border="none"/>
    </style:style>
    <style:style style:name="T122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30a17e" style:font-name-asian="Symbol1" style:font-style-asian="normal" style:font-name-complex="Times New Roman" style:font-style-complex="normal" loext:padding="0in" loext:border="none"/>
    </style:style>
    <style:style style:name="T123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31cbd3" style:font-name-asian="Symbol1" style:font-style-asian="normal" style:font-name-complex="Times New Roman" style:font-style-complex="normal" loext:padding="0in" loext:border="none"/>
    </style:style>
    <style:style style:name="T124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125" style:family="text">
      <style:text-properties fo:font-variant="normal" fo:text-transform="none" style:use-window-font-color="true" style:text-position="0% 100%" fo:letter-spacing="normal" fo:font-style="normal" fo:font-weight="normal" officeooo:rsid="006b2585" style:font-name-asian="Times New Roman2" style:font-style-asian="normal" style:font-name-complex="Times New Roman2" style:font-style-complex="normal" loext:padding="0in" loext:border="none"/>
    </style:style>
    <style:style style:name="T126" style:family="text">
      <style:text-properties fo:font-variant="normal" fo:text-transform="none" style:use-window-font-color="true" style:text-position="0% 100%" fo:letter-spacing="normal" fo:font-style="normal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127" style:family="text">
      <style:text-properties fo:font-variant="normal" fo:text-transform="none" style:use-window-font-color="true" style:text-position="0% 100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128" style:family="text">
      <style:text-properties fo:font-variant="normal" fo:text-transform="none" style:use-window-font-color="true" style:text-position="0% 100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129" style:family="text">
      <style:text-properties fo:font-variant="normal" fo:text-transform="none" style:use-window-font-color="true" style:text-position="0% 100%" fo:letter-spacing="normal" fo:font-style="normal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130" style:family="text">
      <style:text-properties fo:font-variant="normal" fo:text-transform="none" style:use-window-font-color="true" style:text-position="0% 100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131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296ff8" style:font-name-asian="Symbol1" style:font-style-asian="normal" style:font-name-complex="Times New Roman" style:font-style-complex="normal" loext:padding="0in" loext:border="none"/>
    </style:style>
    <style:style style:name="T132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133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134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30a17e" style:font-name-asian="Symbol1" style:font-style-asian="normal" style:font-name-complex="Times New Roman" style:font-style-complex="normal" loext:padding="0in" loext:border="none"/>
    </style:style>
    <style:style style:name="T135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136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15a3a6" style:font-name-asian="Symbol1" style:font-style-asian="normal" style:font-name-complex="Times New Roman" style:font-style-complex="normal" loext:padding="0in" loext:border="none"/>
    </style:style>
    <style:style style:name="T137" style:family="text">
      <style:text-properties fo:font-variant="normal" fo:text-transform="none" style:use-window-font-color="true" style:text-position="super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138" style:family="text">
      <style:text-properties fo:font-variant="normal" fo:text-transform="none" style:use-window-font-color="true" style:text-position="super 58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139" style:family="text">
      <style:text-properties fo:font-variant="normal" fo:text-transform="none" style:use-window-font-color="true" style:text-position="sub 58%" fo:letter-spacing="normal" fo:font-style="normal" style:text-underline-style="none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140" style:family="text">
      <style:text-properties fo:font-variant="normal" fo:text-transform="none" style:use-window-font-color="true" style:text-position="sub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141" style:family="text">
      <style:text-properties fo:font-variant="normal" fo:text-transform="none" style:use-window-font-color="true" style:text-position="sub 58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142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143" style:family="text">
      <style:text-properties fo:font-variant="normal" fo:text-transform="none" fo:letter-spacing="normal" fo:font-style="normal" fo:font-weight="normal" style:font-style-asian="normal" style:font-style-complex="normal" loext:padding="0in" loext:border="none"/>
    </style:style>
    <style:style style:name="T144" style:family="text">
      <style:text-properties fo:font-variant="normal" fo:text-transform="none" fo:letter-spacing="normal" fo:font-style="normal" fo:font-weight="normal" officeooo:rsid="002931d8" style:font-style-asian="normal" style:font-style-complex="normal" loext:padding="0in" loext:border="none"/>
    </style:style>
    <style:style style:name="T145" style:family="text">
      <style:text-properties fo:font-variant="normal" fo:text-transform="none" fo:letter-spacing="normal" fo:font-style="normal" style:text-underline-style="none" fo:font-weight="normal" style:font-style-asian="normal" style:font-style-complex="normal" loext:padding="0in" loext:border="none"/>
    </style:style>
    <style:style style:name="T146" style:family="text">
      <style:text-properties fo:font-variant="normal" fo:text-transform="none" fo:color="#202124" fo:font-size="12pt" fo:letter-spacing="normal" fo:language="ru" fo:country="RU" fo:font-style="normal" fo:font-weight="normal" officeooo:rsid="006f708b" style:font-name-asian="Calibri" style:font-size-asian="11pt" style:font-name-complex="Times New Roman" style:font-size-complex="11pt" style:language-complex="ar" style:country-complex="SA"/>
    </style:style>
    <style:style style:name="T147" style:family="text">
      <style:text-properties fo:font-variant="normal" fo:text-transform="none" fo:color="#202124" fo:font-size="12pt" fo:letter-spacing="normal" fo:font-style="normal" fo:font-weight="normal"/>
    </style:style>
    <style:style style:name="T148" style:family="text">
      <style:text-properties fo:font-variant="normal" fo:text-transform="none" fo:color="#202124" fo:font-size="12pt" fo:letter-spacing="normal" fo:font-style="normal" fo:font-weight="normal" officeooo:rsid="006f708b"/>
    </style:style>
    <style:style style:name="T149" style:family="text">
      <style:text-properties fo:font-variant="normal" fo:text-transform="none" fo:letter-spacing="-0.0063in" fo:font-style="normal" style:text-underline-style="none" fo:font-weight="normal" style:font-style-asian="normal" style:font-style-complex="normal" loext:padding="0in" loext:border="none"/>
    </style:style>
    <style:style style:name="T150" style:family="text">
      <style:text-properties fo:font-variant="normal" fo:text-transform="none" fo:letter-spacing="-0.0063in" fo:font-style="normal" style:text-underline-style="none" fo:font-weight="normal" officeooo:rsid="007cef9f" style:font-style-asian="normal" style:font-style-complex="normal" loext:padding="0in" loext:border="none"/>
    </style:style>
    <style:style style:name="T151" style:family="text">
      <style:text-properties fo:font-variant="normal" fo:text-transform="none" fo:letter-spacing="-0.0063in" fo:font-style="normal" style:text-underline-style="none" fo:font-weight="normal" officeooo:rsid="000d878e" style:font-style-asian="normal" style:font-style-complex="normal" loext:padding="0in" loext:border="none"/>
    </style:style>
    <style:style style:name="T152" style:family="text">
      <style:text-properties style:text-line-through-style="none" style:text-line-through-type="none"/>
    </style:style>
    <style:style style:name="T153" style:family="text">
      <style:text-properties style:text-line-through-style="none" style:text-line-through-type="none" officeooo:rsid="007ea978"/>
    </style:style>
    <style:style style:name="T154" style:family="text">
      <style:text-properties officeooo:rsid="003a5bbb"/>
    </style:style>
    <style:style style:name="T155" style:family="text">
      <style:text-properties officeooo:rsid="0040c615"/>
    </style:style>
    <style:style style:name="T156" style:family="text">
      <style:text-properties style:font-name="Times New Roman" fo:font-size="12pt" fo:language="uk" fo:country="UA" officeooo:rsid="002086bd" style:font-size-asian="12pt" style:font-name-complex="Times New Roman1" style:font-size-complex="12pt" style:language-complex="ar" style:country-complex="SA"/>
    </style:style>
    <style:style style:name="T157" style:family="text">
      <style:text-properties style:font-name="Times New Roman" fo:font-size="12pt" fo:language="uk" fo:country="UA" officeooo:rsid="006e42ce" style:font-size-asian="12pt" style:font-name-complex="Times New Roman1" style:font-size-complex="12pt" style:language-complex="ar" style:country-complex="SA"/>
    </style:style>
    <style:style style:name="T158" style:family="text">
      <style:text-properties style:font-name="Times New Roman" fo:font-size="12pt" fo:language="uk" fo:country="UA" officeooo:rsid="0022176e" style:font-size-asian="12pt" style:font-name-complex="Times New Roman1" style:font-size-complex="12pt" style:language-complex="ar" style:country-complex="SA"/>
    </style:style>
    <style:style style:name="T159" style:family="text">
      <style:text-properties style:font-name="Times New Roman" fo:font-size="12pt" fo:language="uk" fo:country="UA" style:font-size-asian="12pt" style:font-size-complex="12pt" style:language-complex="ar" style:country-complex="SA"/>
    </style:style>
    <style:style style:name="T160" style:family="text">
      <style:text-properties fo:font-size="12pt" fo:language="uk" fo:country="UA" style:font-size-asian="12pt" style:font-size-complex="12pt" style:language-complex="ar" style:country-complex="SA"/>
    </style:style>
    <style:style style:name="T161" style:family="text">
      <style:text-properties fo:font-size="12pt" fo:language="uk" fo:country="UA" officeooo:rsid="006f708b" style:font-size-asian="12pt" style:font-size-complex="12pt" style:language-complex="ar" style:country-complex="SA"/>
    </style:style>
    <style:style style:name="T162" style:family="text">
      <style:text-properties officeooo:rsid="0022176e" style:font-name-complex="Times New Roman1"/>
    </style:style>
    <style:style style:name="T163" style:family="text">
      <style:text-properties officeooo:rsid="006ddb79" style:font-name-complex="Times New Roman1"/>
    </style:style>
    <style:style style:name="T164" style:family="text">
      <style:text-properties officeooo:rsid="006e42ce" style:font-name-complex="Times New Roman1"/>
    </style:style>
    <style:style style:name="T165" style:family="text">
      <style:text-properties officeooo:rsid="00239ad5" style:font-name-complex="Times New Roman1"/>
    </style:style>
    <style:style style:name="T166" style:family="text">
      <style:text-properties officeooo:rsid="0069a763" style:font-name-complex="Times New Roman1"/>
    </style:style>
    <style:style style:name="T167" style:family="text">
      <style:text-properties officeooo:rsid="00669e06" style:font-name-complex="Times New Roman1"/>
    </style:style>
    <style:style style:name="T168" style:family="text">
      <style:text-properties officeooo:rsid="007cef9f" style:font-name-complex="Times New Roman1"/>
    </style:style>
    <style:style style:name="T169" style:family="text">
      <style:text-properties style:text-line-through-style="solid" style:text-line-through-type="single"/>
    </style:style>
    <style:style style:name="T170" style:family="text">
      <style:text-properties officeooo:rsid="0016e545"/>
    </style:style>
    <style:style style:name="T171" style:family="text">
      <style:text-properties officeooo:rsid="006e42ce"/>
    </style:style>
    <style:style style:name="T172" style:family="text">
      <style:text-properties officeooo:rsid="008178b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аріант №<text:span text:style-name="T154">1</text:span><text:span text:style-name="T172">7</text:span><text:span text:style-name="T155">.</text:span></text:p>
      <text:p text:style-name="P1"/>
      <text:list xml:id="list3037240554" text:style-name="L1">
        <text:list-item>
          <text:p text:style-name="P12"><text:span text:style-name="T5">У ліфт </text:span><text:span text:style-name="T7">2</text:span><text:span text:style-name="T31">2</text:span><text:span text:style-name="T5">-поверхового будинку на першому поверсі зайшло </text:span><text:span text:style-name="T31">8</text:span><text:span text:style-name="T5"> чоловік. Скількома способами вони можуть вийти з ліфта?</text:span></text:p>
          <text:p text:style-name="P13"/>
        </text:list-item>
        <text:list-item>
          <text:p text:style-name="P13"><text:span text:style-name="T5">На полиці </text:span><text:span text:style-name="T31">f</text:span><text:span text:style-name="T5"> книг. Скільки існує способів обрати </text:span><text:span text:style-name="T31">h</text:span><text:span text:style-name="T9"> </text:span><text:span text:style-name="T5">книг, щоб ніякі дві книги не брати поруч?</text:span></text:p>
          <text:p text:style-name="P13"/>
        </text:list-item>
        <text:list-item>
          <text:p text:style-name="P18"><text:span text:style-name="T156">За круглим столом короля Артура сидять </text:span><text:span text:style-name="T84">t</text:span><text:span text:style-name="T156"> лицарів. Кожен ворогує зі своїми сусідами. Потрібно обрати </text:span><text:span text:style-name="T157">h</text:span><text:span text:style-name="T156"> лицарів, щоб визволити принцесу. Скільки існує способів обрання лицарів, щоб серед обраних лицарів не було воро</text:span><text:span text:style-name="T158">г</text:span><text:span text:style-name="T156">ів?</text:span></text:p>
          <text:p text:style-name="P13"/>
        </text:list-item>
        <text:list-item>
          <text:p text:style-name="P13"><text:span text:style-name="T162">Ліфт, у якому знаходяться </text:span><text:span text:style-name="T94">9</text:span><text:span text:style-name="T162"> пасажирів, може зупинятись на </text:span><text:span text:style-name="T163">2</text:span><text:span text:style-name="T168">3</text:span><text:span text:style-name="T162"> поверхах. Пасажири виходять групами по двоє, троє і четверо чоловік. Скількома способами це може відбуватись?</text:span></text:p>
          <text:p text:style-name="P13"/>
        </text:list-item>
        <text:list-item>
          <text:p text:style-name="P13"><text:span text:style-name="T165">Скількома способами можна розставити </text:span><text:span text:style-name="T166">7</text:span><text:span text:style-name="T165"> томів зібрання творів І.Я. Франко так, щоб</text:span><text:span text:style-name="T163"> </text:span><text:span text:style-name="T164">шостий</text:span><text:span text:style-name="T167"> </text:span><text:span text:style-name="T168">і сьомий </text:span><text:span text:style-name="T165">томи не стояли поруч?</text:span></text:p>
          <text:p text:style-name="P13"/>
        </text:list-item>
        <text:list-item>
          <text:p text:style-name="P13"><text:span text:style-name="T6">Прапор складається з </text:span><text:span text:style-name="T10">2</text:span><text:span text:style-name="T32">3</text:span><text:span text:style-name="T6"> горизонтальних смуг </text:span><text:span text:style-name="T11">4 різних</text:span><text:span text:style-name="T6"> кольорів, причому довільні дві сусідні смуги повинні мати різні кольори. Скільк</text:span><text:span text:style-name="T11">и</text:span><text:span text:style-name="T6"> </text:span><text:span text:style-name="T11">існує різних прапорів з такими властивостями</text:span><text:span text:style-name="T6">?</text:span></text:p>
          <text:p text:style-name="P13"/>
        </text:list-item>
        <text:list-item>
          <text:p text:style-name="P13"><text:span text:style-name="T5">В скрині </text:span><text:span text:style-name="T32">6</text:span><text:span text:style-name="T5"> чорних, </text:span><text:span text:style-name="T32">9</text:span><text:span text:style-name="T5"> білих, 1</text:span><text:span text:style-name="T32">1</text:span><text:span text:style-name="T5"> червоних, 1</text:span><text:span text:style-name="T32">9</text:span><text:span text:style-name="T5"> зелених куль. Яку найменшу кількість куль треба узяти, щоб серед них </text:span><text:span text:style-name="T12">(обов’язково) </text:span><text:span text:style-name="T5">було 1</text:span><text:span text:style-name="T32">0</text:span><text:span text:style-name="T5"> куль одного кольору?</text:span></text:p>
          <text:p text:style-name="P13"/>
        </text:list-item>
        <text:list-item>
          <text:p text:style-name="P18"><text:span text:style-name="T1">Скільки існує різних способів роздати </text:span><text:span text:style-name="T2">h</text:span><text:span text:style-name="T45">1</text:span><text:span text:style-name="T1"> троянд, </text:span><text:span text:style-name="T2">h</text:span><text:span text:style-name="T44">2</text:span><text:span text:style-name="T1"> гвоздик, </text:span><text:span text:style-name="T2">h</text:span><text:span text:style-name="T45">3</text:span><text:span text:style-name="T1"> волошок </text:span><text:span text:style-name="T3">s</text:span><text:span text:style-name="T1"> дівчатам?</text:span></text:p>
          <text:p text:style-name="P13"/>
        </text:list-item>
        <text:list-item>
          <text:p text:style-name="P13"><text:span text:style-name="T58">Компанiя, </text:span><text:span text:style-name="T75">що</text:span><text:span text:style-name="T58"> складається з 10 подружнiх пар, розбивається на 5 груп по 4 людини для прогулянки на човнах. </text:span><text:span text:style-name="T152">В скiлькох випадках кожний чоловiк опиниться в одному човнi зі своєю дружиною?</text:span></text:p>
          <text:p text:style-name="P13"/>
        </text:list-item>
        <text:list-item>
          <text:p text:style-name="P13">Знайти суму 4-значних чисел, які можна отримати перестановкою цифр 1, 2, 3, 4.</text:p>
          <text:p text:style-name="P13"/>
        </text:list-item>
        <text:list-item>
          <text:p text:style-name="P13">Скільки існує n-значних десяткових чисел,</text:p>
          <text:p text:style-name="P14"><text:s text:c="11"/>(а) <text:span text:style-name="T59">у запису яких обов'язково є цифра </text:span><text:span text:style-name="T61">5 </text:span>;</text:p>
          <text:p text:style-name="P13"><text:s text:c="11"/>(б) у яких сусідні цифри різні;</text:p>
          <text:p text:style-name="P13"><text:s text:c="11"/>(в) у запису яких є принаймні одна парна цифра;</text:p>
          <text:p text:style-name="P13"><text:s text:c="11"/>(г) усі цифри яких <text:span text:style-name="T170">різні;</text:span></text:p>
          <text:p text:style-name="P13"><text:s text:c="11"/>(д) у запису яких немає цифри <text:span text:style-name="T171">3</text:span>;</text:p>
          <text:p text:style-name="P13"><text:s text:c="11"/>(е) які починаються із двох однакових цифр;</text:p>
          <text:p text:style-name="P14"><text:span text:style-name="T59"><text:s text:c="11"/>(</text:span><text:span text:style-name="T60">є) усі цифри яких парні</text:span><text:span text:style-name="T59">?</text:span></text:p>
          <text:p text:style-name="P13"/>
        </text:list-item>
        <text:list-item>
          <text:p text:style-name="P13"><text:span text:style-name="T6">Визначити, скільки різних натуральних дільників має число </text:span><text:span text:style-name="T14">q =</text:span><text:span text:style-name="T6"> </text:span><text:span text:style-name="T32">3</text:span><text:span text:style-name="T46">7</text:span><text:span text:style-name="T57">9</text:span><text:span text:style-name="T47">1</text:span><text:span text:style-name="T6"> ⋅ </text:span><text:span text:style-name="T32">7</text:span><text:span text:style-name="T48">3</text:span><text:span text:style-name="T49">9</text:span><text:span text:style-name="T6"> ⋅ </text:span><text:span text:style-name="T15">1</text:span><text:span text:style-name="T10">1</text:span><text:span text:style-name="T57">1</text:span><text:span text:style-name="T49">5</text:span><text:span text:style-name="T6">.</text:span></text:p>
          <text:p text:style-name="P13"/>
        </text:list-item>
        <text:list-item>
          <text:p text:style-name="P13"><text:span text:style-name="T6">Скiльки рiзних браслетiв можна скласти з </text:span><text:span text:style-name="T32">6</text:span><text:span text:style-name="T6"> однакових смарагдiв, </text:span><text:span text:style-name="T32">8</text:span><text:span text:style-name="T6"> однакових рубiнiв i </text:span><text:span text:style-name="T32">9</text:span><text:span text:style-name="T6"> однакових сапфирiв. До браслету входять </text:span><text:span text:style-name="T10">у</text:span><text:span text:style-name="T6">сi </text:span><text:span text:style-name="T15">2</text:span><text:span text:style-name="T32">3</text:span><text:span text:style-name="T6"> каменiв.</text:span></text:p>
          <text:p text:style-name="P13"/>
        </text:list-item>
        <text:list-item>
          <text:p text:style-name="P18"><text:span text:style-name="T4">Нехай множина A містить </text:span><text:span text:style-name="T3">f</text:span><text:span text:style-name="T4"> елементів, а множина B – </text:span><text:span text:style-name="T3">g</text:span><text:span text:style-name="T4"> елементів. Визначити кількість: </text:span></text:p>
          <text:p text:style-name="P13"><text:soft-page-break/><text:span text:style-name="T6"><text:s text:c="12"/></text:span><text:span text:style-name="T16">(</text:span><text:span text:style-name="T6">а) відповідностей </text:span><text:span text:style-name="T16">(тобто довільних підмножин декартового добутку A × B)</text:span><text:span text:style-name="T6">; </text:span></text:p>
          <text:p text:style-name="P13"><text:span text:style-name="T6"><text:s text:c="7"/>(б) усюди визначених відповідностей </text:span><text:span text:style-name="T16">(у них повний образ C(a) довільного елемента a∈A непорожній)</text:span><text:span text:style-name="T6">; </text:span></text:p>
          <text:p text:style-name="P13"><text:s text:c="12"/>(в) функціональних відповідностей між множинами A та B.</text:p>
          <text:p text:style-name="P13"/>
        </text:list-item>
        <text:list-item>
          <text:p text:style-name="P13"><text:span text:style-name="T6">Нехай множина M містить </text:span><text:span text:style-name="T8">d</text:span><text:span text:style-name="T6"> елементів. Визначити кількість:</text:span></text:p>
          <text:p text:style-name="P13"><text:s text:c="12"/><text:span text:style-name="T152">(</text:span><text:span text:style-name="T153">а</text:span><text:span text:style-name="T152">) нерефлексивних відношень;</text:span></text:p>
          <text:p text:style-name="P13"><text:s text:c="12"/><text:span text:style-name="T152">(</text:span><text:span text:style-name="T153">б</text:span><text:span text:style-name="T152">) антисиметричних відношень на множині M.</text:span></text:p>
          <text:p text:style-name="P13"/>
        </text:list-item>
        <text:list-item>
          <text:p text:style-name="P13"><text:span text:style-name="T6">У групі </text:span><text:span text:style-name="T7">2</text:span><text:span text:style-name="T32">7</text:span><text:span text:style-name="T6"> студентів. Із них 1</text:span><text:span text:style-name="T18">7</text:span><text:span text:style-name="T6"> відвідують семінар А , 1</text:span><text:span text:style-name="T18">3</text:span><text:span text:style-name="T6"> – семінар Б , а </text:span><text:span text:style-name="T18">8</text:span><text:span text:style-name="T6"> студентів не відвідують жодного семінару.</text:span></text:p>
          <text:p text:style-name="P13"><text:s text:c="11"/>(а) Скільки студентів відвідують лише семінар А?</text:p>
          <text:p text:style-name="P13"><text:s text:c="11"/>(б) Скільки студентів відвідують семінари А та Б?</text:p>
          <text:p text:style-name="P13"/>
        </text:list-item>
        <text:list-item>
          <text:p text:style-name="P13"><text:span text:style-name="T59">Обстеження читацьких смаків студентів показало, що 6</text:span><text:span text:style-name="T74">0</text:span><text:span text:style-name="T59">% студентів читають журнал А , </text:span><text:span text:style-name="T62">4</text:span><text:span text:style-name="T63">5</text:span><text:span text:style-name="T59">% – журнал Б , </text:span><text:span text:style-name="T64">4</text:span><text:span text:style-name="T65">0</text:span><text:span text:style-name="T59">% – журнал В , </text:span><text:span text:style-name="T66">40</text:span><text:span text:style-name="T59">% – журнали А та Б , </text:span><text:span text:style-name="T62">30</text:span><text:span text:style-name="T59">% – журнали Б і В , </text:span><text:span text:style-name="T63">3</text:span><text:span text:style-name="T74">5</text:span><text:span text:style-name="T59">% – журнали А та В , </text:span><text:span text:style-name="T63">10</text:span><text:span text:style-name="T59">% – журнали А, Б і В . Скільки відсотків студентів:</text:span></text:p>
          <text:p text:style-name="P13"><text:span text:style-name="T59"><text:s text:c="11"/>(а) читають </text:span><text:span text:style-name="T67">рівно</text:span><text:span text:style-name="T59"> два журнали;</text:span></text:p>
          <text:p text:style-name="P13"><text:s text:c="11"/>(б) не читають жодного з журналів;</text:p>
          <text:p text:style-name="P13"><text:s text:c="11"/>(в) читають принаймні один журнал;</text:p>
          <text:p text:style-name="P13"><text:s text:c="11"/>(г) читають не менше двох журналів?</text:p>
          <text:p text:style-name="P13"/>
        </text:list-item>
        <text:list-item>
          <text:p text:style-name="P13"><text:span text:style-name="T6">Знайти кількість простих чисел, що не перевищують </text:span><text:span text:style-name="T32">11</text:span><text:span text:style-name="T6">0.</text:span></text:p>
          <text:p text:style-name="P13"/>
        </text:list-item>
        <text:list-item>
          <text:p text:style-name="P18"><text:span text:style-name="T77">Скількома способами можна розмістити на шахівниці розміром </text:span><text:span text:style-name="T78">r</text:span><text:span text:style-name="T77">×</text:span><text:span text:style-name="T78">s</text:span><text:span text:style-name="T77"> </text:span><text:span text:style-name="T81">сім</text:span><text:span text:style-name="T77"> різнокольоров</text:span><text:span text:style-name="T79">их</text:span><text:span text:style-name="T77"> тур так, щоб вони не били одна одну?</text:span></text:p>
          <text:p text:style-name="P13"/>
        </text:list-item>
        <text:list-item>
          <text:p text:style-name="P18"><text:span text:style-name="T159">Скількома способами в множині A з </text:span><text:span text:style-name="T85">v</text:span><text:span text:style-name="T159"> елементів можна вибрати дві підмножини, що не перетинаються?</text:span></text:p>
          <text:p text:style-name="P13"/>
        </text:list-item>
        <text:list-item>
          <text:p text:style-name="P13"><text:span text:style-name="T59">На одній прямій дано </text:span><text:span text:style-name="T74">h</text:span><text:span text:style-name="T59"> точок, а на іншій, паралельній першій, – </text:span><text:span text:style-name="T74">k</text:span><text:span text:style-name="T59"> точок. Скільки існує трикутників, вершинами яких є ці точки?</text:span></text:p>
          <text:p text:style-name="P13"/>
        </text:list-item>
        <text:list-item>
          <text:p text:style-name="P15">Визначити, скількома способами можна вибрати з натуральних чисел від 1 до 100 три натуральні числа так, щоб їх сума була непарною.</text:p>
          <text:p text:style-name="P13"/>
        </text:list-item>
        <text:list-item>
          <text:p text:style-name="P18"><text:span text:style-name="T77">Скільки є перестановок цифр 0, 1, 2, …, 9, у яких цифра </text:span><text:span text:style-name="T81">6</text:span><text:span text:style-name="T77"> займає </text:span><text:span text:style-name="T81">шос</text:span><text:span text:style-name="T79">те</text:span><text:span text:style-name="T77"> місце, а цифра </text:span><text:span text:style-name="T81">7</text:span><text:span text:style-name="T77"> – </text:span><text:span text:style-name="T79">сь</text:span><text:span text:style-name="T81">о</text:span><text:span text:style-name="T79">м</text:span><text:span text:style-name="T80">е</text:span><text:span text:style-name="T77">?</text:span></text:p>
          <text:p text:style-name="P13"/>
        </text:list-item>
        <text:list-item>
          <text:p text:style-name="P13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13"/>
        </text:list-item>
        <text:list-item>
          <text:p text:style-name="P13"><text:span text:style-name="T59">Скількома способами з </text:span><text:span text:style-name="T68">1</text:span><text:span text:style-name="T74">1</text:span><text:span text:style-name="T59"> інженерів </text:span><text:span text:style-name="T66">та</text:span><text:span text:style-name="T59"> </text:span><text:span text:style-name="T69">2</text:span><text:span text:style-name="T74">5</text:span><text:span text:style-name="T59"> робітників можна створити бригаду, яка складалася б із </text:span><text:span text:style-name="T74">5</text:span><text:span text:style-name="T59"> інженерів і </text:span><text:span text:style-name="T70">1</text:span><text:span text:style-name="T74">7</text:span><text:span text:style-name="T59"> робітників?</text:span></text:p>
          <text:p text:style-name="P13"/>
        </text:list-item>
        <text:list-item>
          <text:p text:style-name="P18"><text:soft-page-break/><text:span text:style-name="T77">Скількома способами можна вибрати з </text:span><text:span text:style-name="T81">d</text:span><text:span text:style-name="T77"> чоловік групу людей для роботи, якщо група має складатися не менше ніж із </text:span><text:span text:style-name="T81">p</text:span><text:span text:style-name="T77"> чоловік?</text:span></text:p>
          <text:p text:style-name="P13"/>
        </text:list-item>
        <text:list-item>
          <text:p text:style-name="P15"><text:span text:style-name="T6">Скількома способами можна переставити літери слова </text:span><text:span text:style-name="T39">палеонтолог</text:span><text:span text:style-name="T6"> так, щоб голосні та приголосні чергувалися?</text:span></text:p>
          <text:p text:style-name="P13"/>
        </text:list-item>
        <text:list-item>
          <text:p text:style-name="P15"><text:span text:style-name="T6">Визначити, скількома способами можна переставити літери слова </text:span><text:span text:style-name="T39">абракадабра</text:span><text:span text:style-name="T6"> так, щоб приголосні йшли за абеткою.</text:span></text:p>
          <text:p text:style-name="P13"><text:span text:style-name="T6"/></text:p>
        </text:list-item>
        <text:list-item>
          <text:p text:style-name="P13">У скількох перестановках літер a, a, a, a, b, b, b, c, c не зустрічається жодне з підслів aaaa, bbb, cc?</text:p>
          <text:p text:style-name="P13"/>
        </text:list-item>
        <text:list-item>
          <text:p text:style-name="P13">У скількох перестановках літер a, a, b, b, c, c жодна літера не збігається з літерою, що стоїть на такому самому місці у слові aabbcc?</text:p>
          <text:p text:style-name="P13"/>
        </text:list-item>
        <text:list-item>
          <text:p text:style-name="P13"><text:span text:style-name="T6">Знайти n, коли відомо, що у розкладанні (1 + x)</text:span><text:span text:style-name="T50">n</text:span><text:span text:style-name="T6"> коефіцієнти при x</text:span><text:span text:style-name="T46">5</text:span><text:span text:style-name="T6"> та x</text:span><text:span text:style-name="T50">1</text:span><text:span text:style-name="T46">2</text:span><text:span text:style-name="T6"> однакові.</text:span></text:p>
          <text:p text:style-name="P13"/>
        </text:list-item>
        <text:list-item>
          <text:p text:style-name="P13"><text:span text:style-name="T6">Розв'язати рівняння відносно натурального k </text:span><text:span text:style-name="T19">(можна скористатись означенням числа комбінацій через факторіал):</text:span></text:p>
          <text:p text:style-name="P15">C(k + 3, k + 1) = C(k + 1, k – 1) + C(k, k – 2) + C(k + 1, k).</text:p>
          <text:p text:style-name="P13"/>
        </text:list-item>
        <text:list-item>
          <text:p text:style-name="P13">Довести тотожність: </text:p>
          <text:p text:style-name="P15"><text:span text:style-name="T113">∑</text:span><text:span text:style-name="T135">n</text:span><text:span text:style-name="T139">k=m</text:span><text:span text:style-name="T113">(-1)</text:span><text:span text:style-name="T136">m−k</text:span><text:span text:style-name="T113"> C</text:span><text:span text:style-name="T123">(</text:span><text:span text:style-name="T113">n, k</text:span><text:span text:style-name="T123">)</text:span><text:span text:style-name="T113"> = − ∑</text:span><text:span text:style-name="T135">m-1</text:span><text:span text:style-name="T139">k=0</text:span><text:span text:style-name="T113">(-1)</text:span><text:span text:style-name="T136">k−m</text:span><text:span text:style-name="T113">C</text:span><text:span text:style-name="T124">(</text:span><text:span text:style-name="T113">n, k</text:span><text:span text:style-name="T124">).</text:span></text:p>
          <text:p text:style-name="P2"/>
        </text:list-item>
        <text:list-item>
          <text:p text:style-name="P13"><text:span text:style-name="T6"><text:s/>Обчислити </text:span><text:span text:style-name="T22">суму</text:span><text:span text:style-name="T6">:</text:span></text:p>
          <text:p text:style-name="P15"><text:span text:style-name="T6">C</text:span><text:span text:style-name="T21">(</text:span><text:span text:style-name="T6">n, 1</text:span><text:span text:style-name="T21">)</text:span><text:span text:style-name="T52">2 </text:span><text:span text:style-name="T6">+ 2C</text:span><text:span text:style-name="T21">(</text:span><text:span text:style-name="T6">n, </text:span><text:span text:style-name="T23">2</text:span><text:span text:style-name="T21">)</text:span><text:span text:style-name="T52">2 </text:span><text:span text:style-name="T6">+ 3C</text:span><text:span text:style-name="T21">(</text:span><text:span text:style-name="T6">n, </text:span><text:span text:style-name="T23">3</text:span><text:span text:style-name="T21">)</text:span><text:span text:style-name="T52">2 </text:span><text:span text:style-name="T6">+ ... + nC</text:span><text:span text:style-name="T21">(</text:span><text:span text:style-name="T6">n, </text:span><text:span text:style-name="T23">n</text:span><text:span text:style-name="T21">)</text:span><text:span text:style-name="T52">2</text:span><text:span text:style-name="T23">.</text:span></text:p>
          <text:p text:style-name="P13"/>
        </text:list-item>
        <text:list-item>
          <text:p text:style-name="P13">Користуючись поліномною теоремою, обчислити </text:p>
          <text:p text:style-name="P15"><text:span text:style-name="T20">(</text:span><text:span text:style-name="T27">5</text:span><text:span text:style-name="T20">x + 2y + z)</text:span><text:span text:style-name="T51">3</text:span><text:span text:style-name="T20">.</text:span></text:p>
          <text:p text:style-name="P13"/>
        </text:list-item>
        <text:list-item>
          <text:p text:style-name="P13"><text:span text:style-name="T71">Знайти коефіцієнт при x</text:span><text:span text:style-name="T82">k</text:span><text:span text:style-name="T71"> у розкладі полінома:</text:span></text:p>
          <text:p text:style-name="P15"><text:span text:style-name="T20">(1 + 2x</text:span><text:span text:style-name="T51">2</text:span><text:span text:style-name="T20"> – x</text:span><text:span text:style-name="T51">4</text:span><text:span text:style-name="T20">)</text:span><text:span text:style-name="T51">10</text:span><text:span text:style-name="T20">, k = 8;</text:span></text:p>
          <text:p text:style-name="P13"/>
        </text:list-item>
        <text:list-item>
          <text:p text:style-name="P13"><text:span text:style-name="T71">Скількома способами можна вибрати </text:span><text:span text:style-name="T74">10</text:span><text:span text:style-name="T71"> тістечок у кондитерській, де є </text:span><text:span text:style-name="T68">1</text:span><text:span text:style-name="T74">8</text:span><text:span text:style-name="T71"> різних сортів тістечок за умови, що серед кожних </text:span><text:span text:style-name="T74">10</text:span><text:span text:style-name="T71"> обраних буде щонайменше </text:span><text:span text:style-name="T72">3</text:span><text:span text:style-name="T71"> тістечка певного фіксованого сорту?</text:span></text:p>
          <text:p text:style-name="P13"/>
        </text:list-item>
        <text:list-item>
          <text:p text:style-name="P13"><text:span text:style-name="T73">Пустелею рухається караван з </text:span><text:span text:style-name="T70">2</text:span><text:span text:style-name="T74">2</text:span><text:span text:style-name="T73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13"/>
        </text:list-item>
        <text:list-item>
          <text:p text:style-name="P13">Застосувати техніку твірних функцій для знаходження суми чисел </text:p>
          <text:p text:style-name="P15"><text:span text:style-name="T23">1</text:span><text:span text:style-name="T56">4</text:span><text:span text:style-name="T23"> +2</text:span><text:span text:style-name="T56">4</text:span><text:span text:style-name="T23"> +…+n</text:span><text:span text:style-name="T56">4</text:span><text:span text:style-name="T23">.</text:span></text:p>
          <text:p text:style-name="P13"/>
        </text:list-item>
        <text:list-item>
          <text:p text:style-name="P13"><text:s/><text:span text:style-name="T152">Чи знайдеться серед перших 100 000 001 чисел ряду Фібоначчі число, що закінчується чотирма нулями?</text:span></text:p>
          <text:p text:style-name="P13"/>
        </text:list-item>
        <text:list-item>
          <text:p text:style-name="P13"><text:soft-page-break/><text:span text:style-name="T33">Визначити кількість розв’язків нерівності x</text:span><text:span text:style-name="T41">1 </text:span><text:span text:style-name="T33">+ x</text:span><text:span text:style-name="T41">2 </text:span><text:span text:style-name="T33">+ x</text:span><text:span text:style-name="T41">3</text:span><text:span text:style-name="T33"> + x</text:span><text:span text:style-name="T42">4</text:span><text:span text:style-name="T41"> </text:span><text:span text:style-name="T33">+ x</text:span><text:span text:style-name="T43">5</text:span><text:span text:style-name="T41"> </text:span><text:span text:style-name="T33">≤ </text:span><text:span text:style-name="T34">1</text:span><text:span text:style-name="T35">5</text:span><text:span text:style-name="T33"> у цілих невід’ємних числах.</text:span></text:p>
          <text:p text:style-name="P13"/>
        </text:list-item>
        <text:list-item>
          <text:p text:style-name="P13"><text:span text:style-name="T76">Знайти член розкладу (x</text:span><text:span text:style-name="T83">2</text:span><text:span text:style-name="T76"> + x</text:span><text:span text:style-name="T83">–3</text:span><text:span text:style-name="T76">)</text:span><text:span text:style-name="T83">25</text:span><text:span text:style-name="T76">, який не містить x.</text:span></text:p>
          <text:p text:style-name="P13"/>
        </text:list-item>
        <text:list-item>
          <text:p text:style-name="P4">Виберіть правильну рівність:</text:p>
          <text:p text:style-name="P6"><text:span text:style-name="T98">А</text:span><text:span text:style-name="T99">) </text:span><text:span text:style-name="T100">С</text:span><text:span text:style-name="T95">6</text:span><text:span text:style-name="T96">0</text:span><text:span text:style-name="T99"> </text:span><text:span text:style-name="T100">= С</text:span><text:span text:style-name="T95">6</text:span><text:span text:style-name="T96">6</text:span><text:span text:style-name="T99">; </text:span><text:span text:style-name="T101">Б</text:span><text:span text:style-name="T99">) </text:span><text:span text:style-name="T100">А</text:span><text:span text:style-name="T95">5</text:span><text:span text:style-name="T96">0</text:span><text:span text:style-name="T99"> </text:span><text:span text:style-name="T100">= А</text:span><text:span text:style-name="T95">5</text:span><text:span text:style-name="T96">5</text:span><text:span text:style-name="T99">; </text:span><text:span text:style-name="T101">В</text:span><text:span text:style-name="T99">) </text:span><text:span text:style-name="T100">А</text:span><text:span text:style-name="T95">5</text:span><text:span text:style-name="T96">1</text:span><text:span text:style-name="T99"> </text:span><text:span text:style-name="T100">= А</text:span><text:span text:style-name="T95">5</text:span><text:span text:style-name="T97">5</text:span><text:span text:style-name="T99">; </text:span><text:span text:style-name="T101">Г</text:span><text:span text:style-name="T99">) </text:span><text:span text:style-name="T100">С</text:span><text:span text:style-name="T95">6</text:span><text:span text:style-name="T96">1</text:span><text:span text:style-name="T99"> </text:span><text:span text:style-name="T100">= С</text:span><text:span text:style-name="T95">6</text:span><text:span text:style-name="T96">6</text:span><text:span text:style-name="T99">; </text:span><text:span text:style-name="T101">Д</text:span><text:span text:style-name="T102">) </text:span><text:span text:style-name="T100">А</text:span><text:span text:style-name="T95">5</text:span><text:span text:style-name="T96">2</text:span><text:span text:style-name="T99"> </text:span><text:span text:style-name="T100">= А</text:span><text:span text:style-name="T95">5</text:span><text:span text:style-name="T96">3</text:span><text:span text:style-name="T99">; </text:span><text:span text:style-name="T101">Е</text:span><text:span text:style-name="T99">) </text:span><text:span text:style-name="T100">С</text:span><text:span text:style-name="T95">6</text:span><text:span text:style-name="T96">1</text:span><text:span text:style-name="T99"> </text:span><text:span text:style-name="T100">= С</text:span><text:span text:style-name="T95">6</text:span><text:span text:style-name="T96">5</text:span><text:span text:style-name="T99">; </text:span></text:p>
          <text:p text:style-name="P7"/>
        </text:list-item>
        <text:list-item>
          <text:p text:style-name="P8">Знайти розв’язок рекурентного співвідношення: </text:p>
          <text:p text:style-name="P5"><text:span text:style-name="T103">a</text:span><text:span text:style-name="T108">n+2</text:span><text:span text:style-name="T111"> </text:span><text:span text:style-name="T103">= 12·a</text:span><text:span text:style-name="T108">n+1</text:span><text:span text:style-name="T111"> </text:span><text:span text:style-name="T103">– 36·a</text:span><text:span text:style-name="T108">n</text:span><text:span text:style-name="T111"> </text:span><text:span text:style-name="T103">+ 50n + 5, a</text:span><text:span text:style-name="T108">0</text:span><text:span text:style-name="T111"> </text:span><text:span text:style-name="T103">= 6, a</text:span><text:span text:style-name="T108">1</text:span><text:span text:style-name="T111"> </text:span><text:span text:style-name="T103">= 21.</text:span></text:p>
          <text:p text:style-name="P9"/>
        </text:list-item>
        <text:list-item>
          <text:p text:style-name="P10">Методом твірних функцій знайти розв’язок рекурентного співвідношення: </text:p>
          <text:p text:style-name="P11"><text:span text:style-name="T104">a</text:span><text:span text:style-name="T109">n</text:span><text:span text:style-name="T112"> </text:span><text:span text:style-name="T104">= </text:span><text:span text:style-name="T105">6</text:span><text:span text:style-name="T104">·a</text:span><text:span text:style-name="T109">n-1</text:span><text:span text:style-name="T112"> </text:span><text:span text:style-name="T104">– </text:span><text:span text:style-name="T105">9</text:span><text:span text:style-name="T104">·a</text:span><text:span text:style-name="T109">n-</text:span><text:span text:style-name="T110">2</text:span><text:span text:style-name="T104"> </text:span><text:span text:style-name="T105">+ </text:span><text:span text:style-name="T106">5n</text:span><text:span text:style-name="T105">,</text:span><text:span text:style-name="T104"> </text:span><text:span text:style-name="T107">при </text:span><text:span text:style-name="T104">n</text:span><text:span text:style-name="T107">&gt;1, </text:span><text:span text:style-name="T104">a</text:span><text:span text:style-name="T109">0</text:span><text:span text:style-name="T112"> </text:span><text:span text:style-name="T104">= </text:span><text:span text:style-name="T105">1</text:span><text:span text:style-name="T104">, a</text:span><text:span text:style-name="T109">1</text:span><text:span text:style-name="T112"> </text:span><text:span text:style-name="T104">= </text:span><text:span text:style-name="T105">8</text:span><text:span text:style-name="T104">.</text:span></text:p>
          <text:p text:style-name="P19"><text:span text:style-name="T104"/></text:p>
        </text:list-item>
        <text:list-item>
          <text:p text:style-name="P19"><text:span text:style-name="T145">Нехай A – скінченна множина, a – елемент, а B – підмножина множини A. Яких підмножин множини A більше: тих, що містять елемент a, чи тих, що не містять елемента a.</text:span></text:p>
          <text:p text:style-name="P19"><text:span text:style-name="T145"/></text:p>
        </text:list-item>
        <text:list-item>
          <text:p text:style-name="P20"><text:span text:style-name="T149">Скільки діагоналей має опуклий </text:span><text:span text:style-name="T150">g</text:span><text:span text:style-name="T149">-кутник? Скільки </text:span><text:span text:style-name="T151">існує </text:span><text:span text:style-name="T149">точок перетину </text:span><text:span text:style-name="T151">таких</text:span><text:span text:style-name="T149"> </text:span><text:span text:style-name="T151">діагоналей</text:span><text:span text:style-name="T149">, якщо ніякі 3 діагоналі не перетинаються в одній точці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font-size-asian="10.5pt" style:font-size-complex="12pt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21:34:12.605098175</dc:date>
    <meta:editing-cycles>58</meta:editing-cycles>
    <meta:editing-duration>PT12H29M16S</meta:editing-duration>
    <meta:generator>LibreOffice/6.4.7.2$Linux_X86_64 LibreOffice_project/40$Build-2</meta:generator>
    <meta:document-statistic meta:table-count="0" meta:image-count="0" meta:object-count="0" meta:page-count="4" meta:paragraph-count="75" meta:word-count="1089" meta:character-count="6585" meta:non-whitespace-character-count="5392"/>
  </office:meta>
</office:document-meta>
</file>